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TAU Tomas</text:p>
      <text:p text:style-name="P1"/>
      <text:p text:style-name="P1"/>
      <text:p text:style-name="P1"/>
      <text:p text:style-name="P1">Procédure utilisation VirtualBox</text:p>
      <text:p text:style-name="P1"/>
      <text:p text:style-name="P2">L'onglet Nouveau permet de créer une nouvelle machine virtuelle.</text:p>
      <text:p text:style-name="P2">L'onglet Configuration permet de changer les paramètres.</text:p>
      <text:p text:style-name="P2">L'onglet Démarrer permet de démarrer une machine virtue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1-10T10:29:13.85</meta:creation-date>
    <dc:date>2015-11-10T10:32:28.74</dc:date>
    <dc:creator>Tomas Lutau</dc:creator>
    <meta:editing-duration>PT3M1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29" meta:character-count="222"/>
  </office:meta>
</office:document-meta>
</file>